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53700000508151F4819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5cm" fo:min-width="1cm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cm" fo:min-width="1cm"/>
    </style:style>
    <style:style style:name="gr5" style:family="graphic" style:parent-style-name="objectwithoutfill">
      <style:graphic-properties svg:stroke-width="0.1cm" svg:stroke-color="#ff00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5cm" fo:min-width="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0.502cm" svg:height="0.962cm" svg:x="1.9cm" svg:y="13.05cm">
          <draw:text-box>
            <text:p/>
          </draw:text-box>
        </draw:frame>
        <draw:frame draw:style-name="gr2" draw:text-style-name="P1" draw:layer="layout" svg:width="7.815cm" svg:height="7.54cm" svg:x="7.385cm" svg:y="5.8cm">
          <draw:image xlink:href="Pictures/100000000000053700000508151F4819.jpg" xlink:type="simple" xlink:show="embed" xlink:actuate="onLoad">
            <text:p/>
          </draw:image>
        </draw:frame>
        <draw:custom-shape draw:style-name="gr3" draw:text-style-name="P2" draw:layer="layout" svg:width="1.5cm" svg:height="0.5cm" svg:x="4.85cm" svg:y="6.6cm">
          <text:p text:style-name="P1"><text:span text:style-name="T1">FR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5cm" svg:height="0.5cm" svg:x="4.85cm" svg:y="7.1cm">
          <text:p text:style-name="P1"><text:span text:style-name="T1">FR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5cm" svg:height="0.5cm" svg:x="4.3cm" svg:y="12.1cm">
          <text:p text:style-name="P1"><text:span text:style-name="T1">+24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5cm" svg:height="0.95cm" svg:x="15.35cm" svg:y="12.3cm">
          <text:p text:style-name="P1"><text:span text:style-name="T1">USB</text:span></text:p>
          <text:p text:style-name="P1"><text:span text:style-name="T1">(mini)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6.35cm" svg:y1="6.7cm" svg:x2="7.35cm" svg:y2="6.9cm">
          <text:p/>
        </draw:line>
        <draw:line draw:style-name="gr5" draw:text-style-name="P1" draw:layer="layout" svg:x1="5.8cm" svg:y1="11.85cm" svg:x2="7.2cm" svg:y2="11.85cm">
          <text:p/>
        </draw:line>
        <draw:line draw:style-name="gr5" draw:text-style-name="P1" draw:layer="layout" svg:x1="5.8cm" svg:y1="12.35cm" svg:x2="7.2cm" svg:y2="12.35cm">
          <text:p/>
        </draw:line>
        <draw:line draw:style-name="gr5" draw:text-style-name="P1" draw:layer="layout" svg:x1="6.4cm" svg:y1="7.5cm" svg:x2="7.3cm" svg:y2="7.3cm">
          <text:p/>
        </draw:line>
        <draw:custom-shape draw:style-name="gr3" draw:text-style-name="P2" draw:layer="layout" svg:width="1.5cm" svg:height="0.5cm" svg:x="4.3cm" svg:y="11.6cm">
          <text:p text:style-name="P1"><text:span text:style-name="T1">GND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6.05cm" svg:y1="12.2cm" svg:x2="15.3cm" svg:y2="11.65cm">
          <text:p/>
        </draw:line>
        <draw:custom-shape draw:style-name="gr6" draw:text-style-name="P2" draw:layer="layout" svg:width="1.5cm" svg:height="0.9cm" svg:x="15.4cm" svg:y="5.85cm">
          <text:p text:style-name="P1"><text:span text:style-name="T1">CAN</text:span></text:p>
          <text:p text:style-name="P1"><text:span text:style-name="T2">(reserved)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5.4cm" svg:y1="6.25cm" svg:x2="14.3cm" svg:y2="6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ander Lenz</meta:initial-creator>
    <meta:creation-date>2014-12-03T14:35:59.937511575</meta:creation-date>
    <dc:date>2014-12-03T14:46:25.843755606</dc:date>
    <dc:creator>Alexander Lenz</dc:creator>
    <meta:editing-duration>PT10M24S</meta:editing-duration>
    <meta:editing-cycles>5</meta:editing-cycles>
    <meta:generator>LibreOffice/4.3.3.2$Linux_x86 LibreOffice_project/430m0$Build-2</meta:generator>
    <meta:document-statistic meta:object-count="14"/>
  </office:meta>
</office:document-meta>
</file>